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IRANMarker" svg:font-family="IRANMarke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.4cm" fo:margin-bottom="0.4cm" style:contextual-spacing="false" fo:line-height="115%" fo:text-align="justify" style:justify-single-word="false" style:writing-mode="rl-tb"/>
      <style:text-properties fo:color="#ffff00" loext:opacity="100%" style:font-name="IRANMarker" fo:font-size="14pt" fo:language="en" fo:country="US" fo:font-weight="normal" officeooo:rsid="0039632c" officeooo:paragraph-rsid="0039632c" style:letter-kerning="true" style:font-name-asian="NSimSun" style:font-size-asian="14pt" style:language-asian="zh" style:country-asian="CN" style:font-weight-asian="normal" style:font-name-complex="IRANMarker" style:font-size-complex="14pt" style:language-complex="fa" style:country-complex="IR" style:font-weight-complex="normal"/>
    </style:style>
    <style:style style:name="P2" style:family="paragraph" style:parent-style-name="Standard" style:list-style-name="L1" style:master-page-name="Standard">
      <style:paragraph-properties fo:margin-top="0.4cm" fo:margin-bottom="0.4cm" style:contextual-spacing="false" fo:line-height="115%" fo:text-align="justify" style:justify-single-word="false" style:page-number="auto" style:writing-mode="rl-tb"/>
      <style:text-properties fo:color="#ffff00" loext:opacity="100%" style:font-name="IRANMarker" fo:font-size="14pt" fo:language="en" fo:country="US" fo:font-weight="normal" officeooo:rsid="00369414" officeooo:paragraph-rsid="00369414" style:letter-kerning="true" style:font-name-asian="NSimSun" style:font-size-asian="14pt" style:language-asian="zh" style:country-asian="CN" style:font-weight-asian="normal" style:font-name-complex="IRANMarker" style:font-size-complex="14pt" style:language-complex="fa" style:country-complex="IR" style:font-weight-complex="normal"/>
    </style:style>
    <style:style style:name="P3" style:family="paragraph" style:parent-style-name="Standard" style:list-style-name="L1">
      <style:paragraph-properties fo:margin-top="0.4cm" fo:margin-bottom="0.4cm" style:contextual-spacing="false" fo:line-height="115%" fo:text-align="justify" style:justify-single-word="false" style:writing-mode="rl-tb"/>
      <style:text-properties fo:color="#ffff00" loext:opacity="100%" style:font-name="IRANMarker" fo:font-size="14pt" fo:language="en" fo:country="US" fo:font-weight="normal" officeooo:rsid="003343a8" officeooo:paragraph-rsid="003343a8" style:letter-kerning="true" style:font-name-asian="NSimSun" style:font-size-asian="14pt" style:language-asian="zh" style:country-asian="CN" style:font-weight-asian="normal" style:font-name-complex="IRANMarker" style:font-size-complex="14pt" style:language-complex="fa" style:country-complex="IR" style:font-weight-complex="normal"/>
    </style:style>
    <style:style style:name="P4" style:family="paragraph" style:parent-style-name="Standard" style:list-style-name="L1">
      <style:paragraph-properties fo:margin-top="0.4cm" fo:margin-bottom="0.4cm" style:contextual-spacing="false" fo:line-height="115%" fo:text-align="justify" style:justify-single-word="false" style:writing-mode="rl-tb"/>
      <style:text-properties fo:color="#ffff00" loext:opacity="100%" style:font-name="IRANMarker" fo:font-size="14pt" fo:language="en" fo:country="US" fo:font-weight="normal" officeooo:rsid="002c4cba" officeooo:paragraph-rsid="002c4cba" style:letter-kerning="true" style:font-name-asian="NSimSun" style:font-size-asian="14pt" style:language-asian="zh" style:country-asian="CN" style:font-weight-asian="normal" style:font-name-complex="IRANMarker" style:font-size-complex="14pt" style:language-complex="fa" style:country-complex="IR" style:font-weight-complex="normal"/>
    </style:style>
    <style:style style:name="P5" style:family="paragraph" style:parent-style-name="Standard" style:list-style-name="L1">
      <style:paragraph-properties fo:margin-top="0.4cm" fo:margin-bottom="0.4cm" style:contextual-spacing="false" fo:line-height="115%" fo:text-align="justify" style:justify-single-word="false" style:writing-mode="rl-tb"/>
      <style:text-properties fo:color="#ffff00" loext:opacity="100%" style:font-name="IRANMarker" fo:font-size="14pt" fo:language="en" fo:country="US" fo:font-weight="normal" officeooo:rsid="00265ba2" officeooo:paragraph-rsid="00265ba2" style:letter-kerning="true" style:font-name-asian="NSimSun" style:font-size-asian="14pt" style:language-asian="zh" style:country-asian="CN" style:font-weight-asian="normal" style:font-name-complex="IRANMarker" style:font-size-complex="14pt" style:language-complex="fa" style:country-complex="IR" style:font-weight-complex="normal"/>
    </style:style>
    <style:style style:name="P6" style:family="paragraph" style:parent-style-name="Standard" style:list-style-name="L1">
      <style:paragraph-properties fo:margin-top="0.4cm" fo:margin-bottom="0.4cm" style:contextual-spacing="false" fo:line-height="115%" fo:text-align="justify" style:justify-single-word="false" style:writing-mode="rl-tb"/>
      <style:text-properties fo:color="#ffff00" loext:opacity="100%" style:font-name="IRANMarker" fo:font-size="14pt" fo:language="en" fo:country="US" fo:font-weight="normal" officeooo:rsid="0028dc95" officeooo:paragraph-rsid="00308228" style:letter-kerning="true" style:font-name-asian="NSimSun" style:font-size-asian="14pt" style:language-asian="zh" style:country-asian="CN" style:font-weight-asian="normal" style:font-name-complex="IRANMarker" style:font-size-complex="14pt" style:language-complex="fa" style:country-complex="IR" style:font-weight-complex="normal"/>
    </style:style>
    <style:style style:name="P7" style:family="paragraph" style:parent-style-name="Standard" style:list-style-name="L1">
      <style:paragraph-properties fo:margin-top="0.4cm" fo:margin-bottom="0.4cm" style:contextual-spacing="false" fo:line-height="115%" fo:text-align="justify" style:justify-single-word="false" style:writing-mode="rl-tb"/>
      <style:text-properties fo:color="#ffff00" loext:opacity="100%" style:font-name="IRANMarker" fo:font-size="14pt" fo:language="en" fo:country="US" fo:font-weight="normal" officeooo:rsid="0028dc95" officeooo:paragraph-rsid="0028dc95" style:letter-kerning="true" style:font-name-asian="NSimSun" style:font-size-asian="14pt" style:language-asian="zh" style:country-asian="CN" style:font-weight-asian="normal" style:font-name-complex="IRANMarker" style:font-size-complex="14pt" style:language-complex="fa" style:country-complex="IR" style:font-weight-complex="normal"/>
    </style:style>
    <style:style style:name="P8" style:family="paragraph" style:parent-style-name="Standard" style:list-style-name="L1">
      <style:paragraph-properties fo:margin-top="0.4cm" fo:margin-bottom="0.4cm" style:contextual-spacing="false" fo:line-height="115%" fo:text-align="justify" style:justify-single-word="false" style:writing-mode="rl-tb"/>
      <style:text-properties fo:color="#ffff00" loext:opacity="100%" style:font-name="IRANMarker" fo:font-size="14pt" fo:language="en" fo:country="US" fo:font-weight="normal" officeooo:rsid="003030ae" officeooo:paragraph-rsid="003030ae" style:letter-kerning="true" style:font-name-asian="NSimSun" style:font-size-asian="14pt" style:language-asian="zh" style:country-asian="CN" style:font-weight-asian="normal" style:font-name-complex="IRANMarker" style:font-size-complex="14pt" style:language-complex="fa" style:country-complex="IR" style:font-weight-complex="normal"/>
    </style:style>
    <style:style style:name="P9" style:family="paragraph" style:parent-style-name="Standard" style:list-style-name="L1">
      <style:paragraph-properties fo:margin-top="0.4cm" fo:margin-bottom="0.4cm" style:contextual-spacing="false" fo:line-height="115%" fo:text-align="justify" style:justify-single-word="false" style:writing-mode="rl-tb"/>
      <style:text-properties fo:color="#ffff00" loext:opacity="100%" style:font-name="IRANMarker" fo:font-size="14pt" fo:language="en" fo:country="US" fo:font-weight="normal" officeooo:rsid="00276178" officeooo:paragraph-rsid="00276178" style:letter-kerning="true" style:font-name-asian="NSimSun" style:font-size-asian="14pt" style:language-asian="zh" style:country-asian="CN" style:font-weight-asian="normal" style:font-name-complex="IRANMarker" style:font-size-complex="14pt" style:language-complex="fa" style:country-complex="IR" style:font-weight-complex="normal"/>
    </style:style>
    <style:style style:name="P10" style:family="paragraph" style:parent-style-name="Standard" style:list-style-name="L1">
      <style:paragraph-properties fo:margin-top="0.4cm" fo:margin-bottom="0.4cm" style:contextual-spacing="false" fo:line-height="115%" fo:text-align="justify" style:justify-single-word="false" style:writing-mode="rl-tb"/>
      <style:text-properties fo:color="#ffff00" loext:opacity="100%" style:font-name="IRANMarker" fo:font-size="14pt" fo:language="en" fo:country="US" fo:font-weight="normal" officeooo:rsid="0027722e" officeooo:paragraph-rsid="0027722e" style:letter-kerning="true" style:font-name-asian="NSimSun" style:font-size-asian="14pt" style:language-asian="zh" style:country-asian="CN" style:font-weight-asian="normal" style:font-name-complex="IRANMarker" style:font-size-complex="14pt" style:language-complex="fa" style:country-complex="IR" style:font-weight-complex="normal"/>
    </style:style>
    <style:style style:name="P11" style:family="paragraph" style:parent-style-name="Standard" style:list-style-name="L2">
      <style:paragraph-properties fo:margin-top="0.4cm" fo:margin-bottom="0.4cm" style:contextual-spacing="false" fo:line-height="115%" fo:text-align="justify" style:justify-single-word="false" style:writing-mode="rl-tb"/>
      <style:text-properties fo:color="#ffff00" loext:opacity="100%" style:font-name="IRANMarker" fo:font-size="14pt" fo:language="en" fo:country="US" fo:font-weight="normal" officeooo:rsid="0039632c" officeooo:paragraph-rsid="0039632c" style:letter-kerning="true" style:font-name-asian="NSimSun" style:font-size-asian="14pt" style:language-asian="zh" style:country-asian="CN" style:font-weight-asian="normal" style:font-name-complex="IRANMarker" style:font-size-complex="14pt" style:language-complex="fa" style:country-complex="IR" style:font-weight-complex="normal"/>
    </style:style>
    <style:style style:name="P12" style:family="paragraph" style:parent-style-name="Standard" style:list-style-name="L2">
      <style:paragraph-properties fo:margin-top="0.4cm" fo:margin-bottom="0.4cm" style:contextual-spacing="false" fo:line-height="115%" fo:text-align="justify" style:justify-single-word="false" style:writing-mode="rl-tb"/>
      <style:text-properties fo:color="#ffff00" loext:opacity="100%" style:font-name="IRANMarker" fo:font-size="14pt" fo:language="en" fo:country="US" fo:font-weight="normal" officeooo:rsid="003a25d9" officeooo:paragraph-rsid="003a25d9" style:letter-kerning="true" style:font-name-asian="NSimSun" style:font-size-asian="14pt" style:language-asian="zh" style:country-asian="CN" style:font-weight-asian="normal" style:font-name-complex="IRANMarker" style:font-size-complex="14pt" style:language-complex="fa" style:country-complex="IR" style:font-weight-complex="normal"/>
    </style:style>
    <style:style style:name="P13" style:family="paragraph" style:parent-style-name="Standard" style:list-style-name="L2">
      <style:paragraph-properties fo:margin-top="0.4cm" fo:margin-bottom="0.4cm" style:contextual-spacing="false" fo:line-height="115%" fo:text-align="justify" style:justify-single-word="false" style:writing-mode="rl-tb"/>
      <style:text-properties fo:color="#ffff00" loext:opacity="100%" style:font-name="IRANMarker" fo:font-size="14pt" fo:language="en" fo:country="US" fo:font-weight="normal" officeooo:rsid="003a3117" officeooo:paragraph-rsid="003a3117" style:letter-kerning="true" style:font-name-asian="NSimSun" style:font-size-asian="14pt" style:language-asian="zh" style:country-asian="CN" style:font-weight-asian="normal" style:font-name-complex="IRANMarker" style:font-size-complex="14pt" style:language-complex="fa" style:country-complex="IR" style:font-weight-complex="normal"/>
    </style:style>
    <style:style style:name="T1" style:family="text">
      <style:text-properties officeooo:rsid="0028dc95"/>
    </style:style>
    <style:style style:name="T2" style:family="text">
      <style:text-properties officeooo:rsid="002a9326"/>
    </style:style>
    <style:style style:name="T3" style:family="text">
      <style:text-properties officeooo:rsid="002c4cba"/>
    </style:style>
    <style:style style:name="T4" style:family="text">
      <style:text-properties officeooo:rsid="002d427a"/>
    </style:style>
    <style:style style:name="T5" style:family="text">
      <style:text-properties officeooo:rsid="003030ae"/>
    </style:style>
    <style:style style:name="T6" style:family="text">
      <style:text-properties officeooo:rsid="0031d265"/>
    </style:style>
    <style:style style:name="T7" style:family="text">
      <style:text-properties officeooo:rsid="003862d8"/>
    </style:style>
    <style:style style:name="T8" style:family="text">
      <style:text-properties officeooo:rsid="003a25d9"/>
    </style:style>
    <style:style style:name="T9" style:family="text">
      <style:text-properties officeooo:rsid="003ad1a3"/>
    </style:style>
    <style:style style:name="T10" style:family="text">
      <style:text-properties officeooo:rsid="003b929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36cm" fo:text-indent="-0.635cm" fo:margin-left="0.3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995cm" fo:text-indent="-0.635cm" fo:margin-left="0.99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63cm" fo:text-indent="-0.635cm" fo:margin-left="1.6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65cm" fo:text-indent="-0.635cm" fo:margin-left="2.26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9cm" fo:text-indent="-0.635cm" fo:margin-left="2.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3.535cm" fo:text-indent="-0.635cm" fo:margin-left="3.53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4.17cm" fo:text-indent="-0.635cm" fo:margin-left="4.1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4.805cm" fo:text-indent="-0.635cm" fo:margin-left="4.80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5.44cm" fo:text-indent="-0.635cm" fo:margin-left="5.44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6.075cm" fo:text-indent="-0.635cm" fo:margin-left="6.07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632380509" text:style-name="L1">
        <text:list-item>
          <text:p text:style-name="P2">متد مربوط به رویداد فشرده شدن کلید از صفحه کلید:</text:p>
          <text:list>
            <text:list-item>
              <text:p text:style-name="P3">تولید یک Lorem Ipsum در صورتی که در آغاز یک مرحله هستیم و یا زمان یک مورد به پایان رسیده است.</text:p>
            </text:list-item>
            <text:list-item>
              <text:p text:style-name="P3">تعداد کلمه ها باید معادل شماره مرحله باشد.</text:p>
            </text:list-item>
            <text:list-item>
              <text:p text:style-name="P3">با ارائه هر بلوگ از متن، باید این بلوک از بالا به پایین حرکت کند، ظرف هفت ثانیه و با به پایین رسیدن و عدم تایپ کامل یک ضربدر قرمز منظور شود و بلوک بعدی آغاز شود.</text:p>
            </text:list-item>
            <text:list-item>
              <text:p text:style-name="P3">نگهداری <text:span text:style-name="T7">چهار</text:span> وضعیت برای Lorem Ipsum: <text:span text:style-name="T7">شامل، Start, Typing, Typed, EndTime.</text:span></text:p>
            </text:list-item>
          </text:list>
        </text:list-item>
        <text:list-item>
          <text:p text:style-name="P4">یک متغیر برای نگهداری المنتی که حاوی بلوک متن است.</text:p>
        </text:list-item>
        <text:list-item>
          <text:p text:style-name="P4">یک متغیر برای نگهداری<text:span text:style-name="T4"> المنت</text:span> <text:s/>Game Box.</text:p>
        </text:list-item>
        <text:list-item>
          <text:p text:style-name="P5">یک متغیر برای نگهداری تفاضل بین اسکی و utf-16.</text:p>
        </text:list-item>
        <text:list-item>
          <text:p text:style-name="P6">یک متغیر برای نگهداری تعداد ضربدرهای قرمز</text:p>
        </text:list-item>
        <text:list-item>
          <text:p text:style-name="P8">کنترل تایپ<text:span text:style-name="T6"> (Event نیست و فقط متد است)</text:span>:</text:p>
          <text:list>
            <text:list-item>
              <text:p text:style-name="P8">بررسی کلید فشرده شده و نمایش عکس العمل</text:p>
            </text:list-item>
            <text:list-item>
              <text:p text:style-name="P9">کاراکتر جاری (برای تایپ) باید با Underscore نشان داده شود.</text:p>
            </text:list-item>
            <text:list-item>
              <text:p text:style-name="P9">با تایپ صحیح به کاراکتر بعدی برود، یعنی کاراکتر جاری بدون Underscore و کاراکتر بعدی با Underscore.</text:p>
            </text:list-item>
            <text:list-item>
              <text:p text:style-name="P9">کاراکتری که غلط تایپ شده است باید به رنگ قرمز در بیاید.</text:p>
            </text:list-item>
            <text:list-item>
              <text:p text:style-name="P9"><text:soft-page-break/>ثبت تعداد کلمه، کاراکتر و غلط های تایپ شده.</text:p>
            </text:list-item>
            <text:list-item>
              <text:p text:style-name="P10">چک کردن اینکه زمان تایپ یک بلوک از متن به پایان رسیده یا نه<text:span text:style-name="T1">،</text:span> اگر زمان تمام شده است باید یک ضربدر قرمز ثبت شود<text:span text:style-name="T5">.</text:span></text:p>
            </text:list-item>
          </text:list>
        </text:list-item>
        <text:list-item>
          <text:p text:style-name="P7">در صورت تایپ شدن کلیدی غیر از کلیدهای حروف الفبا، فاصله و احتمالا اعداد، باید <text:span text:style-name="T3">Game Box</text:span> تغییر رنگ دهد<text:span text:style-name="T2"> و مجددا به حالت اول باز گردد</text:span>.</text:p>
        </text:list-item>
      </text:list>
      <text:p text:style-name="P1">---------------------------------------</text:p>
      <text:p text:style-name="P1">عملی که هنگام تابپ باید انجام شود:</text:p>
      <text:list xml:id="list3586944405" text:style-name="L2">
        <text:list-item>
          <text:p text:style-name="P11">پیمایش کاراکتر به کاراکتر، رشته ای که باید تایپ شود:</text:p>
          <text:list>
            <text:list-item>
              <text:p text:style-name="P12">نگهداری تعداد کاراکترهایی که باید تایپ شود</text:p>
            </text:list-item>
            <text:list-item>
              <text:p text:style-name="P12">نگهداری اندیس کاراکتری که در حال حاضر باید تایپ شود</text:p>
            </text:list-item>
            <text:list-item>
              <text:p text:style-name="P11">کاراکتری که باید تایپ شود باید کد آن جهت تشخیص صحت تایپ باید نگهداری شود</text:p>
            </text:list-item>
            <text:list-item>
              <text:p text:style-name="P13">با فشرده شدن کلید، اگر به انتها رسیده ایم<text:span text:style-name="T9"> (آخرین کاراکتر تایپ شد)</text:span><text:span text:style-name="T10">، اول یک موزد به تعداد کلمه های تایپ شده افزوده شود سپس درخواست یک بلوک جدید شود،</text:span> در غیر اینصورت باید به کاراکتر بعدی رفت یعنی به نگهدارنده اندیس کاراکتر جاری اضافه شود</text:p>
            </text:list-item>
          </text:list>
        </text:list-item>
        <text:list-item>
          <text:p text:style-name="P13">قیاس و واکنش نسبت به کلید فشرده شده:</text:p>
          <text:list>
            <text:list-item>
              <text:p text:style-name="P11">افزودن به تعداد کاراکتر</text:p>
            </text:list-item>
            <text:list-item>
              <text:p text:style-name="P11">در صورتی که کاراکتر فاصله بود باید به تعداد کلمه نیز افزوده شود</text:p>
            </text:list-item>
            <text:list-item>
              <text:p text:style-name="P11"><text:soft-page-break/>در صورت اشتباه تایپ شدن باید استایل مخصوص <text:span text:style-name="T8">به</text:span> کاراکتر مورد نظر داده شود و به تعداد غلط ها نیز اضافه شود</text:p>
            </text:list-item>
            <text:list-item>
              <text:p text:style-name="P11">در صورت صحیح بودن باید به کاراکتر مورد نظر استایل خاصی داده شود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IRANMarker" svg:font-family="IRANMarke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SimSun" style:font-family-asian="N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Horizontal_20_Line" style:display-name="Horizontal Line" style:family="paragraph" style:parent-style-name="Standard" style:next-style-name="Text_20_body" style:default-outline-level="" style:class="html">
      <style:paragraph-properties fo:margin-top="0cm" fo:margin-bottom="0.499cm" style:contextual-spacing="false" style:border-line-width-bottom="0.009cm 0.009cm 0.009cm" fo:padding="0cm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6cm" fo:page-height="29.693cm" style:num-format="1" style:print-orientation="portrait" fo:margin-top="1.778cm" fo:margin-bottom="1.778cm" fo:margin-left="1.778cm" fo:margin-right="1.778cm" fo:background-color="#000000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000000" draw:opacity="100%"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1-19T01:10:33</meta:creation-date>
    <dc:language>en-US</dc:language>
    <dc:date>2023-07-18T15:07:45.138000000</dc:date>
    <meta:editing-cycles>28</meta:editing-cycles>
    <meta:editing-duration>PT2H47M19S</meta:editing-duration>
    <meta:generator>LibreOffice/7.1.5.2$Windows_x86 LibreOffice_project/85f04e9f809797b8199d13c421bd8a2b025d52b5</meta:generator>
    <meta:document-statistic meta:table-count="0" meta:image-count="0" meta:object-count="0" meta:page-count="3" meta:paragraph-count="29" meta:word-count="419" meta:character-count="2026" meta:non-whitespace-character-count="1662"/>
  </office:meta>
</office:document-meta>
</file>